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 mathvariant="normal">α</mi>
      <mo stretchy="false">=</mo>
      <mfrac>
        <mrow>
          <mn>2</mn>
          <msub>
            <mi>r</mi>
            <mi mathvariant="italic">min</mi>
          </msub>
          <msub>
            <mi>r</mi>
            <mi mathvariant="italic">max</mi>
          </msub>
        </mrow>
        <mrow>
          <msub>
            <mi>r</mi>
            <mi mathvariant="italic">min</mi>
          </msub>
          <mo stretchy="false">+</mo>
          <msub>
            <mi>r</mi>
            <mi mathvariant="italic">max</mi>
          </msub>
        </mrow>
      </mfrac>
    </mrow>
    <annotation encoding="StarMath 5.0">%alpha = { 2 r_min r_max } over {r_min + r_max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Ganger</meta:initial-creator>
    <meta:creation-date>2014-11-19T05:08:28.625566190</meta:creation-date>
    <meta:generator>LibreOffice/4.2.7.2$Linux_X86_64 LibreOffice_project/420$Build-2</meta:generator>
  </office:meta>
</office:document-meta>
</file>